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left="0.1965in" fo:line-height="115%"/>
      <style:text-properties style:font-name="Arial" fo:font-size="11.0pt"/>
    </style:style>
    <style:style style:name="P2" style:family="paragraph" style:parent-style-name="Standard">
      <style:text-properties style:font-name="Arial" fo:font-size="11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1.0pt"/>
    </style:style>
    <style:style style:name="P4" style:family="paragraph" style:parent-style-name="Standard">
      <style:paragraph-properties fo:margin-left="0.5000in"/>
      <style:text-properties style:font-name="Arial" fo:font-size="11.0pt"/>
    </style:style>
    <style:style style:name="P5" style:family="paragraph" style:parent-style-name="Standard">
      <style:paragraph-properties fo:line-height="115%"/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<text:span text:style-name="T1">Fiche descriptive 2 </text:span></text:p>
            <text:p text:style-name="P2"><text:span text:style-name="T1"/></text:p>
            <text:p text:style-name="P2"><text:span text:style-name="T1">Nom: </text:span>Passer une commande (Package &lt;&lt; Gestion des achats&gt;&gt;)</text:p>
            <text:p text:style-name="P2"><text:span text:style-name="T1"/></text:p>
            <text:p text:style-name="P2"><text:span text:style-name="T1">Acteur(s): </text:span>Clients(commande en ligne) , Employés OC Pizza (commande par téléphone)</text:p>
            <text:p text:style-name="P2"><text:span text:style-name="T1"/></text:p>
            <text:p text:style-name="P2"><text:span text:style-name="T1">Description: </text:span>L’acteur<text:span text:style-name="T1"><text:s/></text:span>passe commande</text:p>
            <text:p text:style-name="P2"><text:span text:style-name="T1"/></text:p>
            <text:p text:style-name="P2"><text:span text:style-name="T1">Auteur: </text:span>Guichou Brice</text:p>
            <text:p text:style-name="P2"><text:span text:style-name="T1"/></text:p>
            <text:p text:style-name="P2"><text:span text:style-name="T1">Date: </text:span>2/05/2020</text:p>
            <text:p text:style-name="P2"><text:span text:style-name="T1"/></text:p>
            <text:p text:style-name="P2"><text:span text:style-name="T1">Pré-condition: </text:span>Créer un compte, passer commande (par téléphone), Parcourir la carte, Modifier la commande en cours</text:p>
            <text:p text:style-name="P2"><text:span text:style-name="T1"/></text:p>
            <text:p text:style-name="P2"><text:span text:style-name="T1">Démarrage:</text:span><text:s/>L’utilisateur à appuyer sur passer une commande</text:p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/></text:p>
            <text:p text:style-name="P2"><text:span text:style-name="T1">Scénario nominal:</text:span></text:p>
            <text:p text:style-name="P2"><text:span text:style-name="T1"/></text:p>
            <text:list text:style-name="L1">
              <text:list-item>
                <text:p text:style-name="P3">Le système affiche la page pour passer commande</text:p>
              </text:list-item>
            </text:list>
            <text:p text:style-name="P4"/>
            <text:list text:style-name="L1">
              <text:list-item>
                <text:p text:style-name="P3">Le système recherche le(s) produit(s) contenu(s) dans le panier</text:p>
              </text:list-item>
            </text:list>
            <text:p text:style-name="P4"/>
            <text:list text:style-name="L1">
              <text:list-item>
                <text:p text:style-name="P3">le système affiche le(s) produit(s) contenu(s) dans le panier</text:p>
              </text:list-item>
            </text:list>
            <text:p text:style-name="P4"/>
            <text:list text:style-name="L1">
              <text:list-item>
                <text:p text:style-name="P3">l’utilisateur valide sa commande</text:p>
              </text:list-item>
            </text:list>
            <text:p text:style-name="P4"/>
            <text:list text:style-name="L1">
              <text:list-item>
                <text:p text:style-name="P3">le système enregistre la commande de l’utilisateur avec son compte</text:p>
              </text:list-item>
            </text:list>
            <text:p text:style-name="P2"><text:span text:style-name="T1"/></text:p>
          </table:table-cell>
        </table:table-row>
        <table:table-row>
          <table:table-cell table:style-name="TableCell1">
            <text:p text:style-name="P2"><text:span text:style-name="T1">Les scénarios alternatifs</text:span>:</text:p>
            <text:p text:style-name="P2">4. L’utilisateur décide de quitter la page passer une commande</text:p>
          </table:table-cell>
        </table:table-row>
        <table:table-row>
          <table:table-cell table:style-name="TableCell1">
            <text:p text:style-name="P2"><text:span text:style-name="T1">Les scénarios d’exceptions</text:span>:</text:p>
            <text:p text:style-name="P2">3. Il n’y a pas de produit dans le panier (redirection vers catalogue produit)</text:p>
            <text:p text:style-name="P2"/>
            <text:p text:style-name="P2">4. Il n’y a pas de produit dans le panier (redirection vers catalogue produit)</text:p>
            <text:p text:style-name="P2"/>
            <text:p text:style-name="P2">5. L’utilisateur n’a pas de compte (redirection vers création de compte)</text:p>
          </table:table-cell>
        </table:table-row>
        <table:table-row>
          <table:table-cell table:style-name="TableCell1">
            <text:p text:style-name="P2"><text:span text:style-name="T1">Fin</text:span>: scénario nominal: à l’étape 4 sur décision de l’utilisateur</text:p>
          </table:table-cell>
        </table:table-row>
      </table:table>
      <text:p text:style-name="P5"><text:span text:style-name="T1">Post condition: Aucu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